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27cm"/>
    </style:style>
    <style:style style:name="co3" style:family="table-column">
      <style:table-column-properties fo:break-before="auto" style:column-width="6.724cm"/>
    </style:style>
    <style:style style:name="co4" style:family="table-column">
      <style:table-column-properties fo:break-before="auto" style:column-width="7.2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 style:data-style-name="N0">
      <style:table-cell-properties fo:background-color="#dddddd" fo:border="0.06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ethods" table:style-name="ta1">
        <table:table-column table:style-name="co1" table:number-columns-repeated="2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call example</text:p>
          </table:table-cell>
          <table:table-cell table:style-name="ce1" office:value-type="string" calcext:value-type="string">
            <text:p>device method example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2])&gt;0;CONCATENATE([.A2];&quot;_main(&amp;pr&quot;;[.B2];&quot;)&quot;);&quot;&quot;)">
            <text:p/>
          </table:table-cell>
          <table:table-cell table:formula="of:=IF(LEN([.A2])&gt;0;CONCATENATE(&quot;/** boolean &quot;;[.A2];&quot; */&quot;;CHAR(10);CHAR(13);&quot;abstract boolean &quot;;[.A2];&quot;(boolean value);&quot;);&quot;&quot;)">
            <text:p/>
          </table:table-cell>
          <table:table-cell/>
          <table:table-cell table:style-name="ce7" office:value-type="string" calcext:value-type="string" table:number-columns-spanned="4" table:number-rows-spanned="16">
            <text:p>Add here the methods you want to add to the device you are defining. <text:s/>Methods column is for the method name. <text:s/>Node column is for selecting the PORIS model node which will be passed to the serving function which will be executed. <text:s/>In the “Example” tab you can be an example of adding a expose function to the device, which is sending the node DAS as the argument for expose_main() function.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formula="of:=IF(LEN([.A3])&gt;0;CONCATENATE([.A3];&quot;_main(&amp;pr&quot;;[.B3];&quot;)&quot;);&quot;&quot;)">
            <text:p/>
          </table:table-cell>
          <table:table-cell table:formula="of:=IF(LEN([.A3])&gt;0;CONCATENATE(&quot;/** boolean &quot;;[.A3];&quot; */&quot;;CHAR(10);CHAR(13);&quot;abstract boolean &quot;;[.A3];&quot;(boolean value);&quot;);&quot;&quot;)">
            <text:p/>
          </table:table-cell>
          <table:table-cell office:value-type="string" calcext:value-type="string">
            <text:p><text:s text:c="2"/>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formula="of:=IF(LEN([.A4])&gt;0;CONCATENATE([.A4];&quot;_main(&amp;pr&quot;;[.B4];&quot;)&quot;);&quot;&quot;)">
            <text:p/>
          </table:table-cell>
          <table:table-cell table:formula="of:=IF(LEN([.A4])&gt;0;CONCATENATE(&quot;/** boolean &quot;;[.A4];&quot; */&quot;;CHAR(10);CHAR(13);&quot;abstract boolean &quot;;[.A4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5])&gt;0;CONCATENATE([.A5];&quot;_main(&amp;pr&quot;;[.B5];&quot;)&quot;);&quot;&quot;)">
            <text:p/>
          </table:table-cell>
          <table:table-cell table:formula="of:=IF(LEN([.A5])&gt;0;CONCATENATE(&quot;/** boolean &quot;;[.A5];&quot; */&quot;;CHAR(10);CHAR(13);&quot;abstract boolean &quot;;[.A5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6])&gt;0;CONCATENATE([.A6];&quot;_main(&amp;pr&quot;;[.B6];&quot;)&quot;);&quot;&quot;)">
            <text:p/>
          </table:table-cell>
          <table:table-cell table:formula="of:=IF(LEN([.A6])&gt;0;CONCATENATE(&quot;/** boolean &quot;;[.A6];&quot; */&quot;;CHAR(10);CHAR(13);&quot;abstract boolean &quot;;[.A6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7])&gt;0;CONCATENATE([.A7];&quot;_main(&amp;pr&quot;;[.B7];&quot;)&quot;);&quot;&quot;)">
            <text:p/>
          </table:table-cell>
          <table:table-cell table:formula="of:=IF(LEN([.A7])&gt;0;CONCATENATE(&quot;/** boolean &quot;;[.A7];&quot; */&quot;;CHAR(10);CHAR(13);&quot;abstract boolean &quot;;[.A7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8])&gt;0;CONCATENATE([.A8];&quot;_main(&amp;pr&quot;;[.B8];&quot;)&quot;);&quot;&quot;)">
            <text:p/>
          </table:table-cell>
          <table:table-cell table:formula="of:=IF(LEN([.A8])&gt;0;CONCATENATE(&quot;/** boolean &quot;;[.A8];&quot; */&quot;;CHAR(10);CHAR(13);&quot;abstract boolean &quot;;[.A8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9])&gt;0;CONCATENATE([.A9];&quot;_main(&amp;pr&quot;;[.B9];&quot;)&quot;);&quot;&quot;)">
            <text:p/>
          </table:table-cell>
          <table:table-cell table:formula="of:=IF(LEN([.A9])&gt;0;CONCATENATE(&quot;/** boolean &quot;;[.A9];&quot; */&quot;;CHAR(10);CHAR(13);&quot;abstract boolean &quot;;[.A9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10])&gt;0;CONCATENATE([.A10];&quot;_main(&amp;pr&quot;;[.B10];&quot;)&quot;);&quot;&quot;)">
            <text:p/>
          </table:table-cell>
          <table:table-cell table:formula="of:=IF(LEN([.A10])&gt;0;CONCATENATE(&quot;/** boolean &quot;;[.A10];&quot; */&quot;;CHAR(10);CHAR(13);&quot;abstract boolean &quot;;[.A10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11])&gt;0;CONCATENATE([.A11];&quot;_main(&amp;pr&quot;;[.B11];&quot;)&quot;);&quot;&quot;)">
            <text:p/>
          </table:table-cell>
          <table:table-cell table:formula="of:=IF(LEN([.A11])&gt;0;CONCATENATE(&quot;/** boolean &quot;;[.A11];&quot; */&quot;;CHAR(10);CHAR(13);&quot;abstract boolean &quot;;[.A11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12])&gt;0;CONCATENATE([.A12];&quot;_main(&amp;pr&quot;;[.B12];&quot;)&quot;);&quot;&quot;)">
            <text:p/>
          </table:table-cell>
          <table:table-cell table:formula="of:=IF(LEN([.A12])&gt;0;CONCATENATE(&quot;/** boolean &quot;;[.A12];&quot; */&quot;;CHAR(10);CHAR(13);&quot;abstract boolean &quot;;[.A12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13])&gt;0;CONCATENATE([.A13];&quot;_main(&amp;pr&quot;;[.B13];&quot;)&quot;);&quot;&quot;)">
            <text:p/>
          </table:table-cell>
          <table:table-cell table:formula="of:=IF(LEN([.A13])&gt;0;CONCATENATE(&quot;/** boolean &quot;;[.A13];&quot; */&quot;;CHAR(10);CHAR(13);&quot;abstract boolean &quot;;[.A13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14])&gt;0;CONCATENATE([.A14];&quot;_main(&amp;pr&quot;;[.B14];&quot;)&quot;);&quot;&quot;)">
            <text:p/>
          </table:table-cell>
          <table:table-cell table:formula="of:=IF(LEN([.A14])&gt;0;CONCATENATE(&quot;/** boolean &quot;;[.A14];&quot; */&quot;;CHAR(10);CHAR(13);&quot;abstract boolean &quot;;[.A14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15])&gt;0;CONCATENATE([.A15];&quot;_main(&amp;pr&quot;;[.B15];&quot;)&quot;);&quot;&quot;)">
            <text:p/>
          </table:table-cell>
          <table:table-cell table:formula="of:=IF(LEN([.A15])&gt;0;CONCATENATE(&quot;/** boolean &quot;;[.A15];&quot; */&quot;;CHAR(10);CHAR(13);&quot;abstract boolean &quot;;[.A15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16])&gt;0;CONCATENATE([.A16];&quot;_main(&amp;pr&quot;;[.B16];&quot;)&quot;);&quot;&quot;)">
            <text:p/>
          </table:table-cell>
          <table:table-cell table:formula="of:=IF(LEN([.A16])&gt;0;CONCATENATE(&quot;/** boolean &quot;;[.A16];&quot; */&quot;;CHAR(10);CHAR(13);&quot;abstract boolean &quot;;[.A16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17])&gt;0;CONCATENATE([.A17];&quot;_main(&amp;pr&quot;;[.B17];&quot;)&quot;);&quot;&quot;)">
            <text:p/>
          </table:table-cell>
          <table:table-cell table:formula="of:=IF(LEN([.A17])&gt;0;CONCATENATE(&quot;/** boolean &quot;;[.A17];&quot; */&quot;;CHAR(10);CHAR(13);&quot;abstract boolean &quot;;[.A17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18])&gt;0;CONCATENATE([.A18];&quot;_main(&amp;pr&quot;;[.B18];&quot;)&quot;);&quot;&quot;)">
            <text:p/>
          </table:table-cell>
          <table:table-cell table:formula="of:=IF(LEN([.A18])&gt;0;CONCATENATE(&quot;/** boolean &quot;;[.A18];&quot; */&quot;;CHAR(10);CHAR(13);&quot;abstract boolean &quot;;[.A18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19])&gt;0;CONCATENATE([.A19];&quot;_main(&amp;pr&quot;;[.B19];&quot;)&quot;);&quot;&quot;)">
            <text:p/>
          </table:table-cell>
          <table:table-cell table:formula="of:=IF(LEN([.A19])&gt;0;CONCATENATE(&quot;/** boolean &quot;;[.A19];&quot; */&quot;;CHAR(10);CHAR(13);&quot;abstract boolean &quot;;[.A19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20])&gt;0;CONCATENATE([.A20];&quot;_main(&amp;pr&quot;;[.B20];&quot;)&quot;);&quot;&quot;)">
            <text:p/>
          </table:table-cell>
          <table:table-cell table:formula="of:=IF(LEN([.A20])&gt;0;CONCATENATE(&quot;/** boolean &quot;;[.A20];&quot; */&quot;;CHAR(10);CHAR(13);&quot;abstract boolean &quot;;[.A20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21])&gt;0;CONCATENATE([.A21];&quot;_main(&amp;pr&quot;;[.B21];&quot;)&quot;);&quot;&quot;)">
            <text:p/>
          </table:table-cell>
          <table:table-cell table:formula="of:=IF(LEN([.A21])&gt;0;CONCATENATE(&quot;/** boolean &quot;;[.A21];&quot; */&quot;;CHAR(10);CHAR(13);&quot;abstract boolean &quot;;[.A21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22])&gt;0;CONCATENATE([.A22];&quot;_main(&amp;pr&quot;;[.B22];&quot;)&quot;);&quot;&quot;)">
            <text:p/>
          </table:table-cell>
          <table:table-cell table:formula="of:=IF(LEN([.A22])&gt;0;CONCATENATE(&quot;/** boolean &quot;;[.A22];&quot; */&quot;;CHAR(10);CHAR(13);&quot;abstract boolean &quot;;[.A22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23])&gt;0;CONCATENATE([.A23];&quot;_main(&amp;pr&quot;;[.B23];&quot;)&quot;);&quot;&quot;)">
            <text:p/>
          </table:table-cell>
          <table:table-cell table:formula="of:=IF(LEN([.A23])&gt;0;CONCATENATE(&quot;/** boolean &quot;;[.A23];&quot; */&quot;;CHAR(10);CHAR(13);&quot;abstract boolean &quot;;[.A23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24])&gt;0;CONCATENATE([.A24];&quot;_main(&amp;pr&quot;;[.B24];&quot;)&quot;);&quot;&quot;)">
            <text:p/>
          </table:table-cell>
          <table:table-cell table:formula="of:=IF(LEN([.A24])&gt;0;CONCATENATE(&quot;/** boolean &quot;;[.A24];&quot; */&quot;;CHAR(10);CHAR(13);&quot;abstract boolean &quot;;[.A24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25])&gt;0;CONCATENATE([.A25];&quot;_main(&amp;pr&quot;;[.B25];&quot;)&quot;);&quot;&quot;)">
            <text:p/>
          </table:table-cell>
          <table:table-cell table:formula="of:=IF(LEN([.A25])&gt;0;CONCATENATE(&quot;/** boolean &quot;;[.A25];&quot; */&quot;;CHAR(10);CHAR(13);&quot;abstract boolean &quot;;[.A25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26])&gt;0;CONCATENATE([.A26];&quot;_main(&amp;pr&quot;;[.B26];&quot;)&quot;);&quot;&quot;)">
            <text:p/>
          </table:table-cell>
          <table:table-cell table:formula="of:=IF(LEN([.A26])&gt;0;CONCATENATE(&quot;/** boolean &quot;;[.A26];&quot; */&quot;;CHAR(10);CHAR(13);&quot;abstract boolean &quot;;[.A26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27])&gt;0;CONCATENATE([.A27];&quot;_main(&amp;pr&quot;;[.B27];&quot;)&quot;);&quot;&quot;)">
            <text:p/>
          </table:table-cell>
          <table:table-cell table:formula="of:=IF(LEN([.A27])&gt;0;CONCATENATE(&quot;/** boolean &quot;;[.A27];&quot; */&quot;;CHAR(10);CHAR(13);&quot;abstract boolean &quot;;[.A27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28])&gt;0;CONCATENATE([.A28];&quot;_main(&amp;pr&quot;;[.B28];&quot;)&quot;);&quot;&quot;)">
            <text:p/>
          </table:table-cell>
          <table:table-cell table:formula="of:=IF(LEN([.A28])&gt;0;CONCATENATE(&quot;/** boolean &quot;;[.A28];&quot; */&quot;;CHAR(10);CHAR(13);&quot;abstract boolean &quot;;[.A28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29])&gt;0;CONCATENATE([.A29];&quot;_main(&amp;pr&quot;;[.B29];&quot;)&quot;);&quot;&quot;)">
            <text:p/>
          </table:table-cell>
          <table:table-cell table:formula="of:=IF(LEN([.A29])&gt;0;CONCATENATE(&quot;/** boolean &quot;;[.A29];&quot; */&quot;;CHAR(10);CHAR(13);&quot;abstract boolean &quot;;[.A29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30])&gt;0;CONCATENATE([.A30];&quot;_main(&amp;pr&quot;;[.B30];&quot;)&quot;);&quot;&quot;)">
            <text:p/>
          </table:table-cell>
          <table:table-cell table:formula="of:=IF(LEN([.A30])&gt;0;CONCATENATE(&quot;/** boolean &quot;;[.A30];&quot; */&quot;;CHAR(10);CHAR(13);&quot;abstract boolean &quot;;[.A30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31])&gt;0;CONCATENATE([.A31];&quot;_main(&amp;pr&quot;;[.B31];&quot;)&quot;);&quot;&quot;)">
            <text:p/>
          </table:table-cell>
          <table:table-cell table:formula="of:=IF(LEN([.A31])&gt;0;CONCATENATE(&quot;/** boolean &quot;;[.A31];&quot; */&quot;;CHAR(10);CHAR(13);&quot;abstract boolean &quot;;[.A31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32])&gt;0;CONCATENATE([.A32];&quot;_main(&amp;pr&quot;;[.B32];&quot;)&quot;);&quot;&quot;)">
            <text:p/>
          </table:table-cell>
          <table:table-cell table:formula="of:=IF(LEN([.A32])&gt;0;CONCATENATE(&quot;/** boolean &quot;;[.A32];&quot; */&quot;;CHAR(10);CHAR(13);&quot;abstract boolean &quot;;[.A32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33])&gt;0;CONCATENATE([.A33];&quot;_main(&amp;pr&quot;;[.B33];&quot;)&quot;);&quot;&quot;)">
            <text:p/>
          </table:table-cell>
          <table:table-cell table:formula="of:=IF(LEN([.A33])&gt;0;CONCATENATE(&quot;/** boolean &quot;;[.A33];&quot; */&quot;;CHAR(10);CHAR(13);&quot;abstract boolean &quot;;[.A33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34])&gt;0;CONCATENATE([.A34];&quot;_main(&amp;pr&quot;;[.B34];&quot;)&quot;);&quot;&quot;)">
            <text:p/>
          </table:table-cell>
          <table:table-cell table:formula="of:=IF(LEN([.A34])&gt;0;CONCATENATE(&quot;/** boolean &quot;;[.A34];&quot; */&quot;;CHAR(10);CHAR(13);&quot;abstract boolean &quot;;[.A34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35])&gt;0;CONCATENATE([.A35];&quot;_main(&amp;pr&quot;;[.B35];&quot;)&quot;);&quot;&quot;)">
            <text:p/>
          </table:table-cell>
          <table:table-cell table:formula="of:=IF(LEN([.A35])&gt;0;CONCATENATE(&quot;/** boolean &quot;;[.A35];&quot; */&quot;;CHAR(10);CHAR(13);&quot;abstract boolean &quot;;[.A35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36])&gt;0;CONCATENATE([.A36];&quot;_main(&amp;pr&quot;;[.B36];&quot;)&quot;);&quot;&quot;)">
            <text:p/>
          </table:table-cell>
          <table:table-cell table:formula="of:=IF(LEN([.A36])&gt;0;CONCATENATE(&quot;/** boolean &quot;;[.A36];&quot; */&quot;;CHAR(10);CHAR(13);&quot;abstract boolean &quot;;[.A36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37])&gt;0;CONCATENATE([.A37];&quot;_main(&amp;pr&quot;;[.B37];&quot;)&quot;);&quot;&quot;)">
            <text:p/>
          </table:table-cell>
          <table:table-cell table:formula="of:=IF(LEN([.A37])&gt;0;CONCATENATE(&quot;/** boolean &quot;;[.A37];&quot; */&quot;;CHAR(10);CHAR(13);&quot;abstract boolean &quot;;[.A37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38])&gt;0;CONCATENATE([.A38];&quot;_main(&amp;pr&quot;;[.B38];&quot;)&quot;);&quot;&quot;)">
            <text:p/>
          </table:table-cell>
          <table:table-cell table:formula="of:=IF(LEN([.A38])&gt;0;CONCATENATE(&quot;/** boolean &quot;;[.A38];&quot; */&quot;;CHAR(10);CHAR(13);&quot;abstract boolean &quot;;[.A38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39])&gt;0;CONCATENATE([.A39];&quot;_main(&amp;pr&quot;;[.B39];&quot;)&quot;);&quot;&quot;)">
            <text:p/>
          </table:table-cell>
          <table:table-cell table:formula="of:=IF(LEN([.A39])&gt;0;CONCATENATE(&quot;/** boolean &quot;;[.A39];&quot; */&quot;;CHAR(10);CHAR(13);&quot;abstract boolean &quot;;[.A39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40])&gt;0;CONCATENATE([.A40];&quot;_main(&amp;pr&quot;;[.B40];&quot;)&quot;);&quot;&quot;)">
            <text:p/>
          </table:table-cell>
          <table:table-cell table:formula="of:=IF(LEN([.A40])&gt;0;CONCATENATE(&quot;/** boolean &quot;;[.A40];&quot; */&quot;;CHAR(10);CHAR(13);&quot;abstract boolean &quot;;[.A40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41])&gt;0;CONCATENATE([.A41];&quot;_main(&amp;pr&quot;;[.B41];&quot;)&quot;);&quot;&quot;)">
            <text:p/>
          </table:table-cell>
          <table:table-cell table:formula="of:=IF(LEN([.A41])&gt;0;CONCATENATE(&quot;/** boolean &quot;;[.A41];&quot; */&quot;;CHAR(10);CHAR(13);&quot;abstract boolean &quot;;[.A41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42])&gt;0;CONCATENATE([.A42];&quot;_main(&amp;pr&quot;;[.B42];&quot;)&quot;);&quot;&quot;)">
            <text:p/>
          </table:table-cell>
          <table:table-cell table:formula="of:=IF(LEN([.A42])&gt;0;CONCATENATE(&quot;/** boolean &quot;;[.A42];&quot; */&quot;;CHAR(10);CHAR(13);&quot;abstract boolean &quot;;[.A42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43])&gt;0;CONCATENATE([.A43];&quot;_main(&amp;pr&quot;;[.B43];&quot;)&quot;);&quot;&quot;)">
            <text:p/>
          </table:table-cell>
          <table:table-cell table:formula="of:=IF(LEN([.A43])&gt;0;CONCATENATE(&quot;/** boolean &quot;;[.A43];&quot; */&quot;;CHAR(10);CHAR(13);&quot;abstract boolean &quot;;[.A43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44])&gt;0;CONCATENATE([.A44];&quot;_main(&amp;pr&quot;;[.B44];&quot;)&quot;);&quot;&quot;)">
            <text:p/>
          </table:table-cell>
          <table:table-cell table:formula="of:=IF(LEN([.A44])&gt;0;CONCATENATE(&quot;/** boolean &quot;;[.A44];&quot; */&quot;;CHAR(10);CHAR(13);&quot;abstract boolean &quot;;[.A44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45])&gt;0;CONCATENATE([.A45];&quot;_main(&amp;pr&quot;;[.B45];&quot;)&quot;);&quot;&quot;)">
            <text:p/>
          </table:table-cell>
          <table:table-cell table:formula="of:=IF(LEN([.A45])&gt;0;CONCATENATE(&quot;/** boolean &quot;;[.A45];&quot; */&quot;;CHAR(10);CHAR(13);&quot;abstract boolean &quot;;[.A45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46])&gt;0;CONCATENATE([.A46];&quot;_main(&amp;pr&quot;;[.B46];&quot;)&quot;);&quot;&quot;)">
            <text:p/>
          </table:table-cell>
          <table:table-cell table:formula="of:=IF(LEN([.A46])&gt;0;CONCATENATE(&quot;/** boolean &quot;;[.A46];&quot; */&quot;;CHAR(10);CHAR(13);&quot;abstract boolean &quot;;[.A46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47])&gt;0;CONCATENATE([.A47];&quot;_main(&amp;pr&quot;;[.B47];&quot;)&quot;);&quot;&quot;)">
            <text:p/>
          </table:table-cell>
          <table:table-cell table:formula="of:=IF(LEN([.A47])&gt;0;CONCATENATE(&quot;/** boolean &quot;;[.A47];&quot; */&quot;;CHAR(10);CHAR(13);&quot;abstract boolean &quot;;[.A47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48])&gt;0;CONCATENATE([.A48];&quot;_main(&amp;pr&quot;;[.B48];&quot;)&quot;);&quot;&quot;)">
            <text:p/>
          </table:table-cell>
          <table:table-cell table:formula="of:=IF(LEN([.A48])&gt;0;CONCATENATE(&quot;/** boolean &quot;;[.A48];&quot; */&quot;;CHAR(10);CHAR(13);&quot;abstract boolean &quot;;[.A48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49])&gt;0;CONCATENATE([.A49];&quot;_main(&amp;pr&quot;;[.B49];&quot;)&quot;);&quot;&quot;)">
            <text:p/>
          </table:table-cell>
          <table:table-cell table:formula="of:=IF(LEN([.A49])&gt;0;CONCATENATE(&quot;/** boolean &quot;;[.A49];&quot; */&quot;;CHAR(10);CHAR(13);&quot;abstract boolean &quot;;[.A49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50])&gt;0;CONCATENATE([.A50];&quot;_main(&amp;pr&quot;;[.B50];&quot;)&quot;);&quot;&quot;)">
            <text:p/>
          </table:table-cell>
          <table:table-cell table:formula="of:=IF(LEN([.A50])&gt;0;CONCATENATE(&quot;/** boolean &quot;;[.A50];&quot; */&quot;;CHAR(10);CHAR(13);&quot;abstract boolean &quot;;[.A50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51])&gt;0;CONCATENATE([.A51];&quot;_main(&amp;pr&quot;;[.B51];&quot;)&quot;);&quot;&quot;)">
            <text:p/>
          </table:table-cell>
          <table:table-cell table:formula="of:=IF(LEN([.A51])&gt;0;CONCATENATE(&quot;/** boolean &quot;;[.A51];&quot; */&quot;;CHAR(10);CHAR(13);&quot;abstract boolean &quot;;[.A51];&quot;(boolean value);&quot;);&quot;&quot;)">
            <text:p/>
          </table:table-cell>
          <table:table-cell table:number-columns-repeated="5"/>
        </table:table-row>
      </table:table>
      <table:table table:name="Example" table:style-name="ta1">
        <table:table-column table:style-name="co1" table:number-columns-repeated="2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call example</text:p>
          </table:table-cell>
          <table:table-cell table:style-name="ce1" office:value-type="string" calcext:value-type="string">
            <text:p>device method exampl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pose</text:p>
          </table:table-cell>
          <table:table-cell office:value-type="string" calcext:value-type="string">
            <text:p>DAS</text:p>
          </table:table-cell>
          <table:table-cell table:formula="of:=IF(LEN([.A2])&gt;0;CONCATENATE([.A2];&quot;_main(&amp;pr&quot;;[.B2];&quot;)&quot;);&quot;&quot;)" office:value-type="string" office:string-value="expose_main(&amp;prDAS)" calcext:value-type="string">
            <text:p>expose_main(&amp;prDAS)</text:p>
          </table:table-cell>
          <table:table-cell table:formula="of:=IF(LEN([.A2])&gt;0;CONCATENATE(&quot;/** boolean &quot;;[.A2];&quot; */&quot;;CHAR(10);CHAR(13);&quot;abstract boolean &quot;;[.A2];&quot;(boolean value);&quot;);&quot;&quot;)" office:value-type="string" office:string-value="/** boolean expose */&#10;&#13;abstract boolean expose(boolean value);" calcext:value-type="string">
            <text:p>/** boolean expose */</text:p>
            <text:p>abstract boolean expose(boolean value);</text:p>
          </table:table-cell>
          <table:table-cell/>
          <table:table-cell table:style-name="ce8" office:value-type="string" calcext:value-type="string" table:number-columns-spanned="4" table:number-rows-spanned="16">
            <text:p>Add here the methods you want to add to the device you are defining. <text:s/>Methods column is for 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formula="of:=IF(LEN([.A3])&gt;0;CONCATENATE([.A3];&quot;_main(&amp;pr&quot;;[.B3];&quot;)&quot;);&quot;&quot;)">
            <text:p/>
          </table:table-cell>
          <table:table-cell table:formula="of:=IF(LEN([.A3])&gt;0;CONCATENATE(&quot;/** boolean &quot;;[.A3];&quot; */&quot;;CHAR(10);CHAR(13);&quot;abstract boolean &quot;;[.A3];&quot;(boolean value);&quot;);&quot;&quot;)">
            <text:p/>
          </table:table-cell>
          <table:table-cell office:value-type="string" calcext:value-type="string">
            <text:p><text:s text:c="2"/>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formula="of:=IF(LEN([.A4])&gt;0;CONCATENATE([.A4];&quot;_main(&amp;pr&quot;;[.B4];&quot;)&quot;);&quot;&quot;)">
            <text:p/>
          </table:table-cell>
          <table:table-cell table:formula="of:=IF(LEN([.A4])&gt;0;CONCATENATE(&quot;/** boolean &quot;;[.A4];&quot; */&quot;;CHAR(10);CHAR(13);&quot;abstract boolean &quot;;[.A4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5])&gt;0;CONCATENATE([.A5];&quot;_main(&amp;pr&quot;;[.B5];&quot;)&quot;);&quot;&quot;)">
            <text:p/>
          </table:table-cell>
          <table:table-cell table:formula="of:=IF(LEN([.A5])&gt;0;CONCATENATE(&quot;/** boolean &quot;;[.A5];&quot; */&quot;;CHAR(10);CHAR(13);&quot;abstract boolean &quot;;[.A5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6])&gt;0;CONCATENATE([.A6];&quot;_main(&amp;pr&quot;;[.B6];&quot;)&quot;);&quot;&quot;)">
            <text:p/>
          </table:table-cell>
          <table:table-cell table:formula="of:=IF(LEN([.A6])&gt;0;CONCATENATE(&quot;/** boolean &quot;;[.A6];&quot; */&quot;;CHAR(10);CHAR(13);&quot;abstract boolean &quot;;[.A6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7])&gt;0;CONCATENATE([.A7];&quot;_main(&amp;pr&quot;;[.B7];&quot;)&quot;);&quot;&quot;)">
            <text:p/>
          </table:table-cell>
          <table:table-cell table:formula="of:=IF(LEN([.A7])&gt;0;CONCATENATE(&quot;/** boolean &quot;;[.A7];&quot; */&quot;;CHAR(10);CHAR(13);&quot;abstract boolean &quot;;[.A7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8])&gt;0;CONCATENATE([.A8];&quot;_main(&amp;pr&quot;;[.B8];&quot;)&quot;);&quot;&quot;)">
            <text:p/>
          </table:table-cell>
          <table:table-cell table:formula="of:=IF(LEN([.A8])&gt;0;CONCATENATE(&quot;/** boolean &quot;;[.A8];&quot; */&quot;;CHAR(10);CHAR(13);&quot;abstract boolean &quot;;[.A8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9])&gt;0;CONCATENATE([.A9];&quot;_main(&amp;pr&quot;;[.B9];&quot;)&quot;);&quot;&quot;)">
            <text:p/>
          </table:table-cell>
          <table:table-cell table:formula="of:=IF(LEN([.A9])&gt;0;CONCATENATE(&quot;/** boolean &quot;;[.A9];&quot; */&quot;;CHAR(10);CHAR(13);&quot;abstract boolean &quot;;[.A9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10])&gt;0;CONCATENATE([.A10];&quot;_main(&amp;pr&quot;;[.B10];&quot;)&quot;);&quot;&quot;)">
            <text:p/>
          </table:table-cell>
          <table:table-cell table:formula="of:=IF(LEN([.A10])&gt;0;CONCATENATE(&quot;/** boolean &quot;;[.A10];&quot; */&quot;;CHAR(10);CHAR(13);&quot;abstract boolean &quot;;[.A10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11])&gt;0;CONCATENATE([.A11];&quot;_main(&amp;pr&quot;;[.B11];&quot;)&quot;);&quot;&quot;)">
            <text:p/>
          </table:table-cell>
          <table:table-cell table:formula="of:=IF(LEN([.A11])&gt;0;CONCATENATE(&quot;/** boolean &quot;;[.A11];&quot; */&quot;;CHAR(10);CHAR(13);&quot;abstract boolean &quot;;[.A11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12])&gt;0;CONCATENATE([.A12];&quot;_main(&amp;pr&quot;;[.B12];&quot;)&quot;);&quot;&quot;)">
            <text:p/>
          </table:table-cell>
          <table:table-cell table:formula="of:=IF(LEN([.A12])&gt;0;CONCATENATE(&quot;/** boolean &quot;;[.A12];&quot; */&quot;;CHAR(10);CHAR(13);&quot;abstract boolean &quot;;[.A12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13])&gt;0;CONCATENATE([.A13];&quot;_main(&amp;pr&quot;;[.B13];&quot;)&quot;);&quot;&quot;)">
            <text:p/>
          </table:table-cell>
          <table:table-cell table:formula="of:=IF(LEN([.A13])&gt;0;CONCATENATE(&quot;/** boolean &quot;;[.A13];&quot; */&quot;;CHAR(10);CHAR(13);&quot;abstract boolean &quot;;[.A13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14])&gt;0;CONCATENATE([.A14];&quot;_main(&amp;pr&quot;;[.B14];&quot;)&quot;);&quot;&quot;)">
            <text:p/>
          </table:table-cell>
          <table:table-cell table:formula="of:=IF(LEN([.A14])&gt;0;CONCATENATE(&quot;/** boolean &quot;;[.A14];&quot; */&quot;;CHAR(10);CHAR(13);&quot;abstract boolean &quot;;[.A14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15])&gt;0;CONCATENATE([.A15];&quot;_main(&amp;pr&quot;;[.B15];&quot;)&quot;);&quot;&quot;)">
            <text:p/>
          </table:table-cell>
          <table:table-cell table:formula="of:=IF(LEN([.A15])&gt;0;CONCATENATE(&quot;/** boolean &quot;;[.A15];&quot; */&quot;;CHAR(10);CHAR(13);&quot;abstract boolean &quot;;[.A15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16])&gt;0;CONCATENATE([.A16];&quot;_main(&amp;pr&quot;;[.B16];&quot;)&quot;);&quot;&quot;)">
            <text:p/>
          </table:table-cell>
          <table:table-cell table:formula="of:=IF(LEN([.A16])&gt;0;CONCATENATE(&quot;/** boolean &quot;;[.A16];&quot; */&quot;;CHAR(10);CHAR(13);&quot;abstract boolean &quot;;[.A16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17])&gt;0;CONCATENATE([.A17];&quot;_main(&amp;pr&quot;;[.B17];&quot;)&quot;);&quot;&quot;)">
            <text:p/>
          </table:table-cell>
          <table:table-cell table:formula="of:=IF(LEN([.A17])&gt;0;CONCATENATE(&quot;/** boolean &quot;;[.A17];&quot; */&quot;;CHAR(10);CHAR(13);&quot;abstract boolean &quot;;[.A17];&quot;(boolean value);&quot;);&quot;&quot;)">
            <text:p/>
          </table:table-cell>
          <table:table-cell/>
          <table:covered-table-cell table:number-columns-repeated="4"/>
        </table:table-row>
        <table:table-row table:style-name="ro1">
          <table:table-cell table:number-columns-repeated="2"/>
          <table:table-cell table:formula="of:=IF(LEN([.A18])&gt;0;CONCATENATE([.A18];&quot;_main(&amp;pr&quot;;[.B18];&quot;)&quot;);&quot;&quot;)">
            <text:p/>
          </table:table-cell>
          <table:table-cell table:formula="of:=IF(LEN([.A18])&gt;0;CONCATENATE(&quot;/** boolean &quot;;[.A18];&quot; */&quot;;CHAR(10);CHAR(13);&quot;abstract boolean &quot;;[.A18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19])&gt;0;CONCATENATE([.A19];&quot;_main(&amp;pr&quot;;[.B19];&quot;)&quot;);&quot;&quot;)">
            <text:p/>
          </table:table-cell>
          <table:table-cell table:formula="of:=IF(LEN([.A19])&gt;0;CONCATENATE(&quot;/** boolean &quot;;[.A19];&quot; */&quot;;CHAR(10);CHAR(13);&quot;abstract boolean &quot;;[.A19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20])&gt;0;CONCATENATE([.A20];&quot;_main(&amp;pr&quot;;[.B20];&quot;)&quot;);&quot;&quot;)">
            <text:p/>
          </table:table-cell>
          <table:table-cell table:formula="of:=IF(LEN([.A20])&gt;0;CONCATENATE(&quot;/** boolean &quot;;[.A20];&quot; */&quot;;CHAR(10);CHAR(13);&quot;abstract boolean &quot;;[.A20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21])&gt;0;CONCATENATE([.A21];&quot;_main(&amp;pr&quot;;[.B21];&quot;)&quot;);&quot;&quot;)">
            <text:p/>
          </table:table-cell>
          <table:table-cell table:formula="of:=IF(LEN([.A21])&gt;0;CONCATENATE(&quot;/** boolean &quot;;[.A21];&quot; */&quot;;CHAR(10);CHAR(13);&quot;abstract boolean &quot;;[.A21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22])&gt;0;CONCATENATE([.A22];&quot;_main(&amp;pr&quot;;[.B22];&quot;)&quot;);&quot;&quot;)">
            <text:p/>
          </table:table-cell>
          <table:table-cell table:formula="of:=IF(LEN([.A22])&gt;0;CONCATENATE(&quot;/** boolean &quot;;[.A22];&quot; */&quot;;CHAR(10);CHAR(13);&quot;abstract boolean &quot;;[.A22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23])&gt;0;CONCATENATE([.A23];&quot;_main(&amp;pr&quot;;[.B23];&quot;)&quot;);&quot;&quot;)">
            <text:p/>
          </table:table-cell>
          <table:table-cell table:formula="of:=IF(LEN([.A23])&gt;0;CONCATENATE(&quot;/** boolean &quot;;[.A23];&quot; */&quot;;CHAR(10);CHAR(13);&quot;abstract boolean &quot;;[.A23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24])&gt;0;CONCATENATE([.A24];&quot;_main(&amp;pr&quot;;[.B24];&quot;)&quot;);&quot;&quot;)">
            <text:p/>
          </table:table-cell>
          <table:table-cell table:formula="of:=IF(LEN([.A24])&gt;0;CONCATENATE(&quot;/** boolean &quot;;[.A24];&quot; */&quot;;CHAR(10);CHAR(13);&quot;abstract boolean &quot;;[.A24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25])&gt;0;CONCATENATE([.A25];&quot;_main(&amp;pr&quot;;[.B25];&quot;)&quot;);&quot;&quot;)">
            <text:p/>
          </table:table-cell>
          <table:table-cell table:formula="of:=IF(LEN([.A25])&gt;0;CONCATENATE(&quot;/** boolean &quot;;[.A25];&quot; */&quot;;CHAR(10);CHAR(13);&quot;abstract boolean &quot;;[.A25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26])&gt;0;CONCATENATE([.A26];&quot;_main(&amp;pr&quot;;[.B26];&quot;)&quot;);&quot;&quot;)">
            <text:p/>
          </table:table-cell>
          <table:table-cell table:formula="of:=IF(LEN([.A26])&gt;0;CONCATENATE(&quot;/** boolean &quot;;[.A26];&quot; */&quot;;CHAR(10);CHAR(13);&quot;abstract boolean &quot;;[.A26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27])&gt;0;CONCATENATE([.A27];&quot;_main(&amp;pr&quot;;[.B27];&quot;)&quot;);&quot;&quot;)">
            <text:p/>
          </table:table-cell>
          <table:table-cell table:formula="of:=IF(LEN([.A27])&gt;0;CONCATENATE(&quot;/** boolean &quot;;[.A27];&quot; */&quot;;CHAR(10);CHAR(13);&quot;abstract boolean &quot;;[.A27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28])&gt;0;CONCATENATE([.A28];&quot;_main(&amp;pr&quot;;[.B28];&quot;)&quot;);&quot;&quot;)">
            <text:p/>
          </table:table-cell>
          <table:table-cell table:formula="of:=IF(LEN([.A28])&gt;0;CONCATENATE(&quot;/** boolean &quot;;[.A28];&quot; */&quot;;CHAR(10);CHAR(13);&quot;abstract boolean &quot;;[.A28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29])&gt;0;CONCATENATE([.A29];&quot;_main(&amp;pr&quot;;[.B29];&quot;)&quot;);&quot;&quot;)">
            <text:p/>
          </table:table-cell>
          <table:table-cell table:formula="of:=IF(LEN([.A29])&gt;0;CONCATENATE(&quot;/** boolean &quot;;[.A29];&quot; */&quot;;CHAR(10);CHAR(13);&quot;abstract boolean &quot;;[.A29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30])&gt;0;CONCATENATE([.A30];&quot;_main(&amp;pr&quot;;[.B30];&quot;)&quot;);&quot;&quot;)">
            <text:p/>
          </table:table-cell>
          <table:table-cell table:formula="of:=IF(LEN([.A30])&gt;0;CONCATENATE(&quot;/** boolean &quot;;[.A30];&quot; */&quot;;CHAR(10);CHAR(13);&quot;abstract boolean &quot;;[.A30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31])&gt;0;CONCATENATE([.A31];&quot;_main(&amp;pr&quot;;[.B31];&quot;)&quot;);&quot;&quot;)">
            <text:p/>
          </table:table-cell>
          <table:table-cell table:formula="of:=IF(LEN([.A31])&gt;0;CONCATENATE(&quot;/** boolean &quot;;[.A31];&quot; */&quot;;CHAR(10);CHAR(13);&quot;abstract boolean &quot;;[.A31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32])&gt;0;CONCATENATE([.A32];&quot;_main(&amp;pr&quot;;[.B32];&quot;)&quot;);&quot;&quot;)">
            <text:p/>
          </table:table-cell>
          <table:table-cell table:formula="of:=IF(LEN([.A32])&gt;0;CONCATENATE(&quot;/** boolean &quot;;[.A32];&quot; */&quot;;CHAR(10);CHAR(13);&quot;abstract boolean &quot;;[.A32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33])&gt;0;CONCATENATE([.A33];&quot;_main(&amp;pr&quot;;[.B33];&quot;)&quot;);&quot;&quot;)">
            <text:p/>
          </table:table-cell>
          <table:table-cell table:formula="of:=IF(LEN([.A33])&gt;0;CONCATENATE(&quot;/** boolean &quot;;[.A33];&quot; */&quot;;CHAR(10);CHAR(13);&quot;abstract boolean &quot;;[.A33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34])&gt;0;CONCATENATE([.A34];&quot;_main(&amp;pr&quot;;[.B34];&quot;)&quot;);&quot;&quot;)">
            <text:p/>
          </table:table-cell>
          <table:table-cell table:formula="of:=IF(LEN([.A34])&gt;0;CONCATENATE(&quot;/** boolean &quot;;[.A34];&quot; */&quot;;CHAR(10);CHAR(13);&quot;abstract boolean &quot;;[.A34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35])&gt;0;CONCATENATE([.A35];&quot;_main(&amp;pr&quot;;[.B35];&quot;)&quot;);&quot;&quot;)">
            <text:p/>
          </table:table-cell>
          <table:table-cell table:formula="of:=IF(LEN([.A35])&gt;0;CONCATENATE(&quot;/** boolean &quot;;[.A35];&quot; */&quot;;CHAR(10);CHAR(13);&quot;abstract boolean &quot;;[.A35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36])&gt;0;CONCATENATE([.A36];&quot;_main(&amp;pr&quot;;[.B36];&quot;)&quot;);&quot;&quot;)">
            <text:p/>
          </table:table-cell>
          <table:table-cell table:formula="of:=IF(LEN([.A36])&gt;0;CONCATENATE(&quot;/** boolean &quot;;[.A36];&quot; */&quot;;CHAR(10);CHAR(13);&quot;abstract boolean &quot;;[.A36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37])&gt;0;CONCATENATE([.A37];&quot;_main(&amp;pr&quot;;[.B37];&quot;)&quot;);&quot;&quot;)">
            <text:p/>
          </table:table-cell>
          <table:table-cell table:formula="of:=IF(LEN([.A37])&gt;0;CONCATENATE(&quot;/** boolean &quot;;[.A37];&quot; */&quot;;CHAR(10);CHAR(13);&quot;abstract boolean &quot;;[.A37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38])&gt;0;CONCATENATE([.A38];&quot;_main(&amp;pr&quot;;[.B38];&quot;)&quot;);&quot;&quot;)">
            <text:p/>
          </table:table-cell>
          <table:table-cell table:formula="of:=IF(LEN([.A38])&gt;0;CONCATENATE(&quot;/** boolean &quot;;[.A38];&quot; */&quot;;CHAR(10);CHAR(13);&quot;abstract boolean &quot;;[.A38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39])&gt;0;CONCATENATE([.A39];&quot;_main(&amp;pr&quot;;[.B39];&quot;)&quot;);&quot;&quot;)">
            <text:p/>
          </table:table-cell>
          <table:table-cell table:formula="of:=IF(LEN([.A39])&gt;0;CONCATENATE(&quot;/** boolean &quot;;[.A39];&quot; */&quot;;CHAR(10);CHAR(13);&quot;abstract boolean &quot;;[.A39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40])&gt;0;CONCATENATE([.A40];&quot;_main(&amp;pr&quot;;[.B40];&quot;)&quot;);&quot;&quot;)">
            <text:p/>
          </table:table-cell>
          <table:table-cell table:formula="of:=IF(LEN([.A40])&gt;0;CONCATENATE(&quot;/** boolean &quot;;[.A40];&quot; */&quot;;CHAR(10);CHAR(13);&quot;abstract boolean &quot;;[.A40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41])&gt;0;CONCATENATE([.A41];&quot;_main(&amp;pr&quot;;[.B41];&quot;)&quot;);&quot;&quot;)">
            <text:p/>
          </table:table-cell>
          <table:table-cell table:formula="of:=IF(LEN([.A41])&gt;0;CONCATENATE(&quot;/** boolean &quot;;[.A41];&quot; */&quot;;CHAR(10);CHAR(13);&quot;abstract boolean &quot;;[.A41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42])&gt;0;CONCATENATE([.A42];&quot;_main(&amp;pr&quot;;[.B42];&quot;)&quot;);&quot;&quot;)">
            <text:p/>
          </table:table-cell>
          <table:table-cell table:formula="of:=IF(LEN([.A42])&gt;0;CONCATENATE(&quot;/** boolean &quot;;[.A42];&quot; */&quot;;CHAR(10);CHAR(13);&quot;abstract boolean &quot;;[.A42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43])&gt;0;CONCATENATE([.A43];&quot;_main(&amp;pr&quot;;[.B43];&quot;)&quot;);&quot;&quot;)">
            <text:p/>
          </table:table-cell>
          <table:table-cell table:formula="of:=IF(LEN([.A43])&gt;0;CONCATENATE(&quot;/** boolean &quot;;[.A43];&quot; */&quot;;CHAR(10);CHAR(13);&quot;abstract boolean &quot;;[.A43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44])&gt;0;CONCATENATE([.A44];&quot;_main(&amp;pr&quot;;[.B44];&quot;)&quot;);&quot;&quot;)">
            <text:p/>
          </table:table-cell>
          <table:table-cell table:formula="of:=IF(LEN([.A44])&gt;0;CONCATENATE(&quot;/** boolean &quot;;[.A44];&quot; */&quot;;CHAR(10);CHAR(13);&quot;abstract boolean &quot;;[.A44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45])&gt;0;CONCATENATE([.A45];&quot;_main(&amp;pr&quot;;[.B45];&quot;)&quot;);&quot;&quot;)">
            <text:p/>
          </table:table-cell>
          <table:table-cell table:formula="of:=IF(LEN([.A45])&gt;0;CONCATENATE(&quot;/** boolean &quot;;[.A45];&quot; */&quot;;CHAR(10);CHAR(13);&quot;abstract boolean &quot;;[.A45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46])&gt;0;CONCATENATE([.A46];&quot;_main(&amp;pr&quot;;[.B46];&quot;)&quot;);&quot;&quot;)">
            <text:p/>
          </table:table-cell>
          <table:table-cell table:formula="of:=IF(LEN([.A46])&gt;0;CONCATENATE(&quot;/** boolean &quot;;[.A46];&quot; */&quot;;CHAR(10);CHAR(13);&quot;abstract boolean &quot;;[.A46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47])&gt;0;CONCATENATE([.A47];&quot;_main(&amp;pr&quot;;[.B47];&quot;)&quot;);&quot;&quot;)">
            <text:p/>
          </table:table-cell>
          <table:table-cell table:formula="of:=IF(LEN([.A47])&gt;0;CONCATENATE(&quot;/** boolean &quot;;[.A47];&quot; */&quot;;CHAR(10);CHAR(13);&quot;abstract boolean &quot;;[.A47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48])&gt;0;CONCATENATE([.A48];&quot;_main(&amp;pr&quot;;[.B48];&quot;)&quot;);&quot;&quot;)">
            <text:p/>
          </table:table-cell>
          <table:table-cell table:formula="of:=IF(LEN([.A48])&gt;0;CONCATENATE(&quot;/** boolean &quot;;[.A48];&quot; */&quot;;CHAR(10);CHAR(13);&quot;abstract boolean &quot;;[.A48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49])&gt;0;CONCATENATE([.A49];&quot;_main(&amp;pr&quot;;[.B49];&quot;)&quot;);&quot;&quot;)">
            <text:p/>
          </table:table-cell>
          <table:table-cell table:formula="of:=IF(LEN([.A49])&gt;0;CONCATENATE(&quot;/** boolean &quot;;[.A49];&quot; */&quot;;CHAR(10);CHAR(13);&quot;abstract boolean &quot;;[.A49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50])&gt;0;CONCATENATE([.A50];&quot;_main(&amp;pr&quot;;[.B50];&quot;)&quot;);&quot;&quot;)">
            <text:p/>
          </table:table-cell>
          <table:table-cell table:formula="of:=IF(LEN([.A50])&gt;0;CONCATENATE(&quot;/** boolean &quot;;[.A50];&quot; */&quot;;CHAR(10);CHAR(13);&quot;abstract boolean &quot;;[.A50];&quot;(boolean value);&quot;);&quot;&quot;)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LEN([.A51])&gt;0;CONCATENATE([.A51];&quot;_main(&amp;pr&quot;;[.B51];&quot;)&quot;);&quot;&quot;)">
            <text:p/>
          </table:table-cell>
          <table:table-cell table:formula="of:=IF(LEN([.A51])&gt;0;CONCATENATE(&quot;/** boolean &quot;;[.A51];&quot; */&quot;;CHAR(10);CHAR(13);&quot;abstract boolean &quot;;[.A51];&quot;(boolean value);&quot;);&quot;&quot;)">
            <text:p/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22:33:03.036542267</meta:creation-date>
    <dc:date>2022-04-11T14:22:46.306383465</dc:date>
    <meta:editing-duration>PT48M37S</meta:editing-duration>
    <meta:editing-cycles>8</meta:editing-cycles>
    <meta:generator>LibreOffice/6.4.7.2$Linux_X86_64 LibreOffice_project/40$Build-2</meta:generator>
    <meta:document-statistic meta:table-count="2" meta:cell-count="214" meta:object-count="0"/>
  </office:meta>
</office:document-meta>
</file>